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7b89" officeooo:paragraph-rsid="00197b89"/>
    </style:style>
    <style:style style:name="P2" style:family="paragraph" style:parent-style-name="Standard">
      <style:text-properties officeooo:paragraph-rsid="00197b89"/>
    </style:style>
    <style:style style:name="P3" style:family="paragraph" style:parent-style-name="Standard">
      <style:text-properties officeooo:rsid="001ad895" officeooo:paragraph-rsid="001ad895"/>
    </style:style>
    <style:style style:name="P4" style:family="paragraph" style:parent-style-name="Standard">
      <style:text-properties officeooo:rsid="001c2dab" officeooo:paragraph-rsid="001c2dab"/>
    </style:style>
    <style:style style:name="P5" style:family="paragraph" style:parent-style-name="Standard">
      <style:text-properties officeooo:rsid="001d3f99" officeooo:paragraph-rsid="001d3f99"/>
    </style:style>
    <style:style style:name="P6" style:family="paragraph" style:parent-style-name="Standard">
      <style:text-properties officeooo:rsid="001dfc95" officeooo:paragraph-rsid="001dfc95"/>
    </style:style>
    <style:style style:name="P7" style:family="paragraph" style:parent-style-name="Standard">
      <style:text-properties officeooo:rsid="001e7a88" officeooo:paragraph-rsid="001e7a88"/>
    </style:style>
    <style:style style:name="P8" style:family="paragraph" style:parent-style-name="Standard">
      <style:text-properties officeooo:rsid="001edf94" officeooo:paragraph-rsid="001edf94"/>
    </style:style>
    <style:style style:name="P9" style:family="paragraph" style:parent-style-name="Standard">
      <style:text-properties officeooo:rsid="001f07c6" officeooo:paragraph-rsid="001f07c6"/>
    </style:style>
    <style:style style:name="T1" style:family="text">
      <style:text-properties officeooo:rsid="00197b89"/>
    </style:style>
    <style:style style:name="T2" style:family="text">
      <style:text-properties officeooo:rsid="001d3f99"/>
    </style:style>
    <style:style style:name="T3" style:family="text">
      <style:text-properties officeooo:rsid="001e7a88"/>
    </style:style>
    <style:style style:name="T4" style:family="text">
      <style:text-properties officeooo:rsid="001edf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4</text:p>
      <text:p text:style-name="P3">EXERCICE 1</text:p>
      <text:p text:style-name="P2"><text:span text:style-name="T1">1/ xmin : identifiant de la transaction</text:span></text:p>
      <text:p text:style-name="P1">ctid : location physique de la version de la ligne</text:p>
      <text:p text:style-name="P1">xmax : identifiant de la transaction</text:p>
      <text:p text:style-name="P1"/>
      <text:p text:style-name="P3">3/ xmin dépend de l’id de la transaction</text:p>
      <text:p text:style-name="P3">4/ xmax indique la transaction dans laquelle on a essayé de le supprimer</text:p>
      <text:p text:style-name="P3">5/ update fait un delete puis un insert</text:p>
      <text:p text:style-name="P3"/>
      <text:p text:style-name="P4">EXERCICE 2</text:p>
      <text:p text:style-name="P4">1/ une seule</text:p>
      <text:p text:style-name="P4">3/ on sait qu’il y a 185 enregistrements par bloc et on peut en déduire qu’il y a entre 55 – 60 blocs</text:p>
      <text:p text:style-name="P4">4/ <text:span text:style-name="T2">environs 200 enregistrements * 32 bits (4 octets) * 2 (le nombre de valeur) = 1600 octets par bloc </text:span></text:p>
      <text:p text:style-name="P5">5/ </text:p>
      <text:p text:style-name="P6">EXERCICE 3</text:p>
      <text:p text:style-name="P6">1/ oui</text:p>
      <text:p text:style-name="P6">2/ le nombre de bloc est la même mais le nombre de ligne diffère.</text:p>
      <text:p text:style-name="P6">3/ le nombre de bloc et le nombre de ligne à augmenter. Les nouveaux éléments ont été inséré à la suite.</text:p>
      <text:p text:style-name="P6">4/ <text:span text:style-name="T3">la nombre de bloc augmente mais pas le nombre de ligne. Les updates sont mis à la suite des blocs (le update fait un delete puis un insert, donc on fait un ajout dans les blocs suivants)</text:span></text:p>
      <text:p text:style-name="P7">5/ oui</text:p>
      <text:p text:style-name="P7">6/ le nombre de lignes est divisé par 2 (5000 enregistrements) et le nombre de bloc reste la même.</text:p>
      <text:p text:style-name="P7">7/ <text:span text:style-name="T4">idem</text:span></text:p>
      <text:p text:style-name="P8">8/</text:p>
      <text:p text:style-name="P9">9/ 4456 row ont été supprimé</text:p>
      <text:p text:style-name="P9">ajout 4000 : rien n’a été supprimé</text:p>
      <text:p text:style-name="P9">update 4000 : 4000 ligne supprimé car update effectue un delete et un inser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6:25:43.709545464</meta:creation-date>
    <dc:date>2021-05-04T17:42:28.898908128</dc:date>
    <meta:editing-duration>PT15M53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25" meta:word-count="231" meta:character-count="1142" meta:non-whitespace-character-count="933"/>
  </office:meta>
</office:document-meta>
</file>